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CE0000026CB717AD5899E7285A.png" manifest:media-type="image/png"/>
  <manifest:file-entry manifest:full-path="Pictures/10000201000003020000029962C86E834CC8546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officeooo:rsid="001bce5c" officeooo:paragraph-rsid="001bce5c" style:font-size-asian="36pt" style:font-size-complex="36pt"/>
    </style:style>
    <style:style style:name="P2" style:family="paragraph" style:parent-style-name="Standard">
      <style:paragraph-properties fo:text-align="start" style:justify-single-word="false"/>
      <style:text-properties fo:font-size="36pt" officeooo:rsid="001bce5c" officeooo:paragraph-rsid="001bce5c" style:font-size-asian="36pt" style:font-size-complex="36pt"/>
    </style:style>
    <style:style style:name="P3" style:family="paragraph" style:parent-style-name="Standard">
      <style:paragraph-properties fo:text-align="start" style:justify-single-word="false"/>
      <style:text-properties fo:font-size="15pt" officeooo:rsid="001d6b08" officeooo:paragraph-rsid="001d6b08" style:font-size-asian="13.1000003814697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11 Mai 2019 </text:p>
      <text:p text:style-name="P2"/>
      <text:p text:style-name="P3"><draw:frame draw:style-name="fr1" draw:name="Image1" text:anchor-type="paragraph" svg:x="0.383cm" svg:y="1.21cm" svg:width="13.885cm" svg:height="11.991cm" draw:z-index="0"><draw:image xlink:href="Pictures/10000201000003020000029962C86E834CC8546E.png" xlink:type="simple" xlink:show="embed" xlink:actuate="onLoad" loext:mime-type="image/png"/></draw:frame><draw:frame draw:style-name="fr1" draw:name="Image2" text:anchor-type="paragraph" svg:x="1.909cm" svg:y="13.73cm" svg:width="11.284cm" svg:height="9.744cm" draw:z-index="1"><draw:image xlink:href="Pictures/10000201000002CE0000026CB717AD5899E7285A.png" xlink:type="simple" xlink:show="embed" xlink:actuate="onLoad" loext:mime-type="image/png"/></draw:frame>Résultats avec GL AZUR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0T14:29:05.564607030</meta:creation-date>
    <dc:date>2020-02-10T15:47:28.335093356</dc:date>
    <meta:editing-duration>PT48M2S</meta:editing-duration>
    <meta:editing-cycles>2</meta:editing-cycles>
    <meta:generator>LibreOffice/6.0.7.3$Linux_X86_64 LibreOffice_project/00m0$Build-3</meta:generator>
    <meta:document-statistic meta:table-count="0" meta:image-count="2" meta:object-count="0" meta:page-count="1" meta:paragraph-count="2" meta:word-count="7" meta:character-count="35" meta:non-whitespace-character-count="28"/>
  </office:meta>
</office:document-meta>
</file>